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375in" fo:margin-left="0in" table:align="left" fo:keep-with-next="always"/>
    </style:style>
    <style:style style:name="Table1.A" style:family="table-column">
      <style:table-column-properties style:column-width="2.3083in"/>
    </style:style>
    <style:style style:name="Table1.C" style:family="table-column">
      <style:table-column-properties style:column-width="2.3208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4" style:family="table">
      <style:table-properties style:width="5.1875in" table:align="left"/>
    </style:style>
    <style:style style:name="Table4.A" style:family="table-column">
      <style:table-column-properties style:column-width="0.5625in"/>
    </style:style>
    <style:style style:name="Table4.B" style:family="table-column">
      <style:table-column-properties style:column-width="4.625in"/>
    </style:style>
    <style:style style:name="Table4.A1" style:family="table-cell">
      <style:table-cell-properties style:vertical-align="middle" fo:padding="0.0194in" fo:border="none"/>
    </style:style>
    <style:style style:name="Table2" style:family="table">
      <style:table-properties style:width="6.9271in" fo:margin-left="0in" table:align="left" fo:keep-with-next="always"/>
    </style:style>
    <style:style style:name="Table2.A" style:family="table-column">
      <style:table-column-properties style:column-width="1.5in"/>
    </style:style>
    <style:style style:name="Table2.B" style:family="table-column">
      <style:table-column-properties style:column-width="2.0625in"/>
    </style:style>
    <style:style style:name="Table2.C" style:family="table-column">
      <style:table-column-properties style:column-width="3.364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4.6792in" table:align="margins" fo:keep-with-next="always"/>
    </style:style>
    <style:style style:name="Table3.A" style:family="table-column">
      <style:table-column-properties style:column-width="1.5597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2" style:family="paragraph" style:parent-style-name="Preformatted_20_Text">
      <style:paragraph-properties fo:margin-left="0in" fo:margin-right="0in" fo:text-indent="0in" style:auto-text-indent="true"/>
      <style:text-properties style:font-name="DejaVu Sans1" fo:font-size="11pt" officeooo:paragraph-rsid="0009bb9e" style:font-size-asian="11pt" style:font-size-complex="11pt"/>
    </style:style>
    <style:style style:name="P3" style:family="paragraph" style:parent-style-name="Preformatted_20_Text">
      <style:paragraph-properties fo:margin-left="0in" fo:margin-right="0in" fo:text-align="start" style:justify-single-word="false" fo:text-indent="0in" style:auto-text-indent="true"/>
      <style:text-properties style:font-name="DejaVu Sans1" fo:font-size="11pt" style:font-size-asian="11pt" style:font-size-complex="11pt"/>
    </style:style>
    <style:style style:name="P4" style:family="paragraph" style:parent-style-name="Preformatted_20_Text">
      <style:paragraph-properties fo:margin-left="0in" fo:margin-right="0in" fo:text-align="start" style:justify-single-word="false" fo:text-indent="0in" style:auto-text-indent="true"/>
      <style:text-properties style:font-name="DejaVu Sans1" fo:font-size="11pt" officeooo:paragraph-rsid="000afcb2" style:font-size-asian="11pt" style:font-size-complex="11pt"/>
    </style:style>
    <style:style style:name="P5" style:family="paragraph" style:parent-style-name="Preformatted_20_Text">
      <style:paragraph-properties fo:margin-left="0in" fo:margin-right="0in" fo:text-indent="0in" style:auto-text-indent="true"/>
      <style:text-properties style:font-name="DejaVu Sans1" fo:font-size="11pt" officeooo:paragraph-rsid="000afcb2" style:font-size-asian="11pt" style:font-size-complex="11pt"/>
    </style:style>
    <style:style style:name="P6" style:family="paragraph" style:parent-style-name="Preformatted_20_Text">
      <style:paragraph-properties fo:margin-left="0in" fo:margin-right="0in" fo:text-indent="0in" style:auto-text-indent="true"/>
      <style:text-properties style:font-name="DejaVu Sans1" fo:font-size="11pt" officeooo:paragraph-rsid="000b4178" style:font-size-asian="11pt" style:font-size-complex="11pt"/>
    </style:style>
    <style:style style:name="P7" style:family="paragraph" style:parent-style-name="Preformatted_20_Text">
      <style:paragraph-properties fo:margin-left="0in" fo:margin-right="0in" fo:text-indent="0in" style:auto-text-indent="true"/>
      <style:text-properties style:font-name="DejaVu Sans1" fo:font-size="11pt" officeooo:paragraph-rsid="000f1d9a" style:font-size-asian="11pt" style:font-size-complex="11pt"/>
    </style:style>
    <style:style style:name="P8" style:family="paragraph" style:parent-style-name="Preformatted_20_Text">
      <style:paragraph-properties fo:margin-left="0in" fo:margin-right="0in" fo:text-indent="0in" style:auto-text-indent="true"/>
      <style:text-properties fo:color="#000000" style:font-name="DejaVu Sans1" fo:font-size="11pt" style:font-size-asian="11pt" style:font-size-complex="11pt"/>
    </style:style>
    <style:style style:name="P9" style:family="paragraph" style:parent-style-name="Standard">
      <style:paragraph-properties fo:margin-left="0in" fo:margin-right="0in" fo:text-indent="0in" style:auto-text-indent="true"/>
      <style:text-properties style:font-name="DejaVu Sans1" fo:font-size="11pt" officeooo:paragraph-rsid="0009bb9e" style:font-size-asian="11pt" style:font-size-complex="11pt"/>
    </style:style>
    <style:style style:name="P10" style:family="paragraph" style:parent-style-name="code">
      <style:text-properties fo:color="#408080"/>
    </style:style>
    <style:style style:name="P11" style:family="paragraph" style:parent-style-name="code">
      <style:text-properties fo:color="#000000"/>
    </style:style>
    <style:style style:name="P12" style:family="paragraph" style:parent-style-name="_5f_code">
      <style:text-properties fo:color="#408080"/>
    </style:style>
    <style:style style:name="P13" style:family="paragraph" style:parent-style-name="_5f_code">
      <style:text-properties fo:color="#000000"/>
    </style:style>
    <style:style style:name="T1" style:family="text">
      <style:text-properties fo:color="#008800" fo:font-weight="bold"/>
    </style:style>
    <style:style style:name="T2" style:family="text">
      <style:text-properties fo:color="#333333"/>
    </style:style>
    <style:style style:name="T3" style:family="text">
      <style:text-properties fo:color="#0000dd" fo:font-weight="bold"/>
    </style:style>
    <style:style style:name="T4" style:family="text">
      <style:text-properties fo:color="#000000"/>
    </style:style>
    <style:style style:name="T5" style:family="text">
      <style:text-properties fo:color="#000000" fo:font-weight="bold"/>
    </style:style>
    <style:style style:name="T6" style:family="text">
      <style:text-properties fo:color="#333399" fo:font-weight="bold"/>
    </style:style>
    <style:style style:name="T7" style:family="text">
      <style:text-properties fo:color="#6600ee" fo:font-weight="bold"/>
    </style:style>
    <style:style style:name="T8" style:family="text">
      <style:text-properties fo:background-color="#fff0f0" loext:char-shading-value="0"/>
    </style:style>
    <style:style style:name="T9" style:family="text">
      <style:text-properties fo:color="#ff0000" fo:background-color="#ffaaaa" loext:char-shading-value="0"/>
    </style:style>
    <style:style style:name="T10" style:family="text">
      <style:text-properties fo:color="#666666"/>
    </style:style>
    <style:style style:name="T11" style:family="text">
      <style:text-properties fo:color="#ba2121"/>
    </style:style>
    <style:style style:name="T12" style:family="text">
      <style:text-properties fo:color="#008000"/>
    </style:style>
    <style:style style:name="T13" style:family="text">
      <style:text-properties fo:color="#aa22ff"/>
    </style:style>
    <style:style style:name="T14" style:family="text">
      <style:text-properties fo:color="#b00040"/>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h text:style-name="Heading_20_1" text:outline-level="1">Mathematical Functions </text:h>
      <text:p text:style-name="P1"/>
      <text:p text:style-name="P1">FreeBasic has a number of mathematical functions which are listed in the following </text:p>
      <text:p text:style-name="P7">table.</text:p>
      <text:p text:style-name="P7"><text:s/></text:p>
      <table:table table:name="Table1" table:style-name="Table1">
        <table:table-column table:style-name="Table1.A" table:number-columns-repeated="2"/>
        <table:table-column table:style-name="Table1.C"/>
        <table:table-row>
          <table:table-cell table:style-name="Table1.A1" office:value-type="string">
            <text:p text:style-name="P1">Function</text:p>
          </table:table-cell>
          <table:table-cell table:style-name="Table1.A1" office:value-type="string">
            <text:p text:style-name="P1"><text:s/>Syntax </text:p>
          </table:table-cell>
          <table:table-cell table:style-name="Table1.C1" office:value-type="string">
            <text:p text:style-name="P1">Comments </text:p>
          </table:table-cell>
        </table:table-row>
        <table:table-row>
          <table:table-cell table:style-name="Table1.A2" office:value-type="string">
            <text:p text:style-name="P3">ABS (Absolute Value)</text:p>
          </table:table-cell>
          <table:table-cell table:style-name="Table1.A2" office:value-type="string">
            <text:p text:style-name="P1"><text:s/>B = Abs(expression) </text:p>
          </table:table-cell>
          <table:table-cell table:style-name="Table1.C2" office:value-type="string">
            <text:p text:style-name="P1">Returns the unsigned value of expression. This is an overloaded function so <text:s/>expression can resolve to an integer, longint or double. </text:p>
          </table:table-cell>
        </table:table-row>
        <table:table-row>
          <table:table-cell table:style-name="Table1.A2" office:value-type="string">
            <text:p text:style-name="P1">ACOS (ArcCosine) </text:p>
          </table:table-cell>
          <table:table-cell table:style-name="Table1.A2" office:value-type="string">
            <text:p text:style-name="P1">B = Acos(expression) </text:p>
          </table:table-cell>
          <table:table-cell table:style-name="Table1.C2" office:value-type="string">
            <text:p text:style-name="P1">Returns the ArcCosine of a double-type expression in radians. Expression must bein the range of -1 to 1. </text:p>
          </table:table-cell>
        </table:table-row>
        <table:table-row>
          <table:table-cell table:style-name="Table1.A2" office:value-type="string">
            <text:p text:style-name="P1">ASIN (ArcSine) </text:p>
          </table:table-cell>
          <table:table-cell table:style-name="Table1.A2" office:value-type="string">
            <text:p text:style-name="P1">B = Asin(expression)</text:p>
          </table:table-cell>
          <table:table-cell table:style-name="Table1.C2" office:value-type="string">
            <text:p text:style-name="P1"><text:s/>Returns the ArcSine of a double-type expression in radians. Expression must bein the range of -1 to 1. </text:p>
          </table:table-cell>
        </table:table-row>
        <table:table-row>
          <table:table-cell table:style-name="Table1.A2" office:value-type="string">
            <text:p text:style-name="P1">ATAN2 (ArcTangent of Ratio) </text:p>
          </table:table-cell>
          <table:table-cell table:style-name="Table1.A2" office:value-type="string">
            <text:p text:style-name="P1">B = Atan2(expression V, expression H) </text:p>
          </table:table-cell>
          <table:table-cell table:style-name="Table1.C2" office:value-type="string">
            <text:p text:style-name="P1">Returns the ArcTangent of of ratio of double-type expression1 / expression2 in radians. Expression V is the vertical component and expression H is the horizontal component, where both expressions are double-type values. </text:p>
          </table:table-cell>
        </table:table-row>
        <table:table-row>
          <table:table-cell table:style-name="Table1.A2" office:value-type="string">
            <text:p text:style-name="P1">ATAN (ArcTangent) <text:s/></text:p>
          </table:table-cell>
          <table:table-cell table:style-name="Table1.A2" office:value-type="string">
            <text:p text:style-name="P2">B =Atan(expression) </text:p>
          </table:table-cell>
          <table:table-cell table:style-name="Table1.C2" office:value-type="string">
            <text:p text:style-name="P2">Returns the ArcTangent of a double-type expression in radians. Expression must be in the range of -Pi/2 to Pi/2. </text:p>
          </table:table-cell>
        </table:table-row>
        <table:table-row>
          <table:table-cell table:style-name="Table1.A2" office:value-type="string">
            <text:p text:style-name="P1"/>
          </table:table-cell>
          <table:table-cell table:style-name="Table1.A2" office:value-type="string">
            <text:p text:style-name="P1"/>
          </table:table-cell>
          <table:table-cell table:style-name="Table1.C2" office:value-type="string">
            <text:p text:style-name="Standard"/>
          </table:table-cell>
        </table:table-row>
        <table:table-row>
          <table:table-cell table:style-name="Table1.A2" office:value-type="string">
            <text:p text:style-name="P1"/>
          </table:table-cell>
          <table:table-cell table:style-name="Table1.A2" office:value-type="string">
            <text:p text:style-name="Standard"/>
          </table:table-cell>
          <table:table-cell table:style-name="Table1.C2" office:value-type="string">
            <text:p text:style-name="Standard"/>
          </table:table-cell>
        </table:table-row>
        <text:soft-page-break/>
        <table:table-row>
          <table:table-cell table:style-name="Table1.A2" office:value-type="string">
            <text:p text:style-name="P1">COS (Cosine)</text:p>
          </table:table-cell>
          <table:table-cell table:style-name="Table1.A2" office:value-type="string">
            <text:p text:style-name="P1"><text:s/>B = Cos(expression)</text:p>
          </table:table-cell>
          <table:table-cell table:style-name="Table1.C2" office:value-type="string">
            <text:p text:style-name="P1"><text:s/>Returns the Cosine of a double-type expression in radians. Expression must bein the range of -1 to 1 and is the angle measured in radians. </text:p>
          </table:table-cell>
        </table:table-row>
        <table:table-row>
          <table:table-cell table:style-name="Table1.A2" office:value-type="string">
            <text:p text:style-name="P1">EXP (E Exponent)</text:p>
          </table:table-cell>
          <table:table-cell table:style-name="Table1.A2" office:value-type="string">
            <text:p text:style-name="P1"><text:s/>B = Exp(expression)</text:p>
          </table:table-cell>
          <table:table-cell table:style-name="Table1.C2" office:value-type="string">
            <text:p text:style-name="P2"><text:s/>Returns e (approx 2.716) raised to the power of a double-type expression. </text:p>
          </table:table-cell>
        </table:table-row>
        <table:table-row>
          <table:table-cell table:style-name="Table1.A2" office:value-type="string">
            <text:p text:style-name="P1">LOG (Logarithm)</text:p>
          </table:table-cell>
          <table:table-cell table:style-name="Table1.A2" office:value-type="string">
            <text:p text:style-name="P1"><text:s/>B = Log(expression) </text:p>
          </table:table-cell>
          <table:table-cell table:style-name="Table1.C2" office:value-type="string">
            <text:p text:style-name="P1">Returns the natural Logarithm (base e) ofa double-type expression. </text:p>
          </table:table-cell>
        </table:table-row>
        <table:table-row>
          <table:table-cell table:style-name="Table1.A2" office:value-type="string">
            <text:p text:style-name="P1">SGN (Sign) </text:p>
          </table:table-cell>
          <table:table-cell table:style-name="Table1.A2" office:value-type="string">
            <text:p text:style-name="P1">B = Sgn(expression)</text:p>
          </table:table-cell>
          <table:table-cell table:style-name="Table1.C2" office:value-type="string">
            <text:p text:style-name="P2"><text:s/>Returns the sign of a double-type expression. If expression is greater than 0then Sgn returns a 1. If expression is 0, then Sgn returns 0. If expression is less than 0, then Sgn return -1. </text:p>
          </table:table-cell>
        </table:table-row>
        <table:table-row>
          <table:table-cell table:style-name="Table1.A2" office:value-type="string">
            <text:p text:style-name="P1"/>
          </table:table-cell>
          <table:table-cell table:style-name="Table1.A2" office:value-type="string">
            <text:p text:style-name="Standard"/>
          </table:table-cell>
          <table:table-cell table:style-name="Table1.C2" office:value-type="string">
            <text:p text:style-name="Standard"/>
          </table:table-cell>
        </table:table-row>
        <table:table-row>
          <table:table-cell table:style-name="Table1.A2" office:value-type="string">
            <text:p text:style-name="P1">SIN (Sine)</text:p>
          </table:table-cell>
          <table:table-cell table:style-name="Table1.A2" office:value-type="string">
            <text:p text:style-name="P1"><text:s/>B = Sin(expression)</text:p>
          </table:table-cell>
          <table:table-cell table:style-name="Table1.C2" office:value-type="string">
            <text:p text:style-name="P1"><text:s/>Returns the Sine of a double-type expression in radians. Expression must bein the range -1 to 1. </text:p>
          </table:table-cell>
        </table:table-row>
        <table:table-row>
          <table:table-cell table:style-name="Table1.A2" office:value-type="string">
            <text:p text:style-name="P1">SQR (Square Root)</text:p>
          </table:table-cell>
          <table:table-cell table:style-name="Table1.A2" office:value-type="string">
            <text:p text:style-name="P1"><text:s/>B = Sqr(expression) </text:p>
          </table:table-cell>
          <table:table-cell table:style-name="Table1.C2" office:value-type="string">
            <text:p text:style-name="P2">Returns the square root of a double-type expression. Expression must be greater than or equal to 0.</text:p>
          </table:table-cell>
        </table:table-row>
        <table:table-row>
          <table:table-cell table:style-name="Table1.A2" office:value-type="string">
            <text:p text:style-name="P2">TAN (Tangent)</text:p>
          </table:table-cell>
          <table:table-cell table:style-name="Table1.A2" office:value-type="string">
            <text:p text:style-name="P2">B = Tan(expression) </text:p>
          </table:table-cell>
          <table:table-cell table:style-name="Table1.C2" office:value-type="string">
            <text:p text:style-name="P9"><text:s/>Returns the Tangent of a double-type expression in radians. Expression is the angle measured in radians. </text:p>
            <text:p text:style-name="P2"/>
          </table:table-cell>
        </table:table-row>
      </table:table>
      <text:p text:style-name="Table">Table <text:sequence text:ref-name="refTable0" text:name="Table" text:formula="ooow:Table+1" style:num-format="1">1</text:sequence>: </text:p>
      <text:p text:style-name="P1"/>
      <text:p text:style-name="P1">Function Syntax Comments </text:p>
      <text:p text:style-name="P1"><text:soft-page-break/><text:tab/></text:p>
      <text:p text:style-name="P1">Table 7.1: Mathematical Functions </text:p>
      <text:p text:style-name="P1"/>
      <text:h text:style-name="Heading_20_2" text:outline-level="2">Trigonometric Functions </text:h>
      <text:p text:style-name="P1"/>
      <text:p text:style-name="P1">All of the trigonometric functions return the measured angle in radians not degrees. To convert degrees to radians you would use the formula radian = degree * PI /</text:p>
      <text:p text:style-name="P1"/>
      <text:p text:style-name="P1">180. To convert radians to degrees you would use the formula degree = radian * 180 / PI.</text:p>
      <text:p text:style-name="P1">PI is the ratio of the circumference of a circle to its diameter and can be calculated using the Atn function with the formula PI = 4 * Atn(1.0). The following short program converts an angle in degrees to an angle in radians. </text:p>
      <text:p text:style-name="P1">1Option Explicit </text:p>
      <text:p text:style-name="P1"><text:s/></text:p>
      <text:list xml:id="list5306265663334004079" text:style-name="Numbering_20_2">
        <text:list-item>
          <text:p text:style-name="P12">'Calc the value of Pi </text:p>
        </text:list-item>
        <text:list-item>
          <text:p text:style-name="_5f_code"><text:span text:style-name="T12">Const</text:span><text:span text:style-name="T4"> Pi </text:span><text:span text:style-name="T10">=</text:span><text:span text:style-name="T4"> </text:span><text:span text:style-name="T10">4</text:span><text:span text:style-name="T4"> </text:span><text:span text:style-name="T10">*</text:span><text:span text:style-name="T4"> Atn(</text:span><text:span text:style-name="T10">1</text:span><text:span text:style-name="T4">) </text:span></text:p>
        </text:list-item>
        <text:list-item>
          <text:p text:style-name="_5f_code"><text:span text:style-name="T12">Dim</text:span><text:span text:style-name="T4"> </text:span><text:span text:style-name="T13">As</text:span><text:span text:style-name="T4"> </text:span><text:span text:style-name="T14">Double</text:span><text:span text:style-name="T4"> deg, rad </text:span></text:p>
        </text:list-item>
        <text:list-item>
          <text:p text:style-name="P12">'Get the angle in degrees </text:p>
        </text:list-item>
        <text:list-item>
          <text:p text:style-name="_5f_code"><text:span text:style-name="T4">Input </text:span><text:span text:style-name="T11">"Enter an angle in degrees"</text:span><text:span text:style-name="T4">;deg </text:span></text:p>
        </text:list-item>
        <text:list-item>
          <text:p text:style-name="P12">'Calculate the radian </text:p>
        </text:list-item>
        <text:list-item>
          <text:p text:style-name="_5f_code"><text:span text:style-name="T4">rad </text:span><text:span text:style-name="T10">=</text:span><text:span text:style-name="T4"> deg </text:span><text:span text:style-name="T10">*</text:span><text:span text:style-name="T4"> Pi </text:span><text:span text:style-name="T10">/</text:span><text:span text:style-name="T4"> </text:span><text:span text:style-name="T10">180</text:span><text:span text:style-name="T4"> </text:span></text:p>
        </text:list-item>
        <text:list-item>
          <text:p text:style-name="P12">'Print out the values </text:p>
        </text:list-item>
        <text:list-item>
          <text:p text:style-name="P13">Print </text:p>
        </text:list-item>
        <text:list-item>
          <text:p text:style-name="_5f_code"><text:span text:style-name="T4">Print </text:span><text:span text:style-name="T11">"Pi:"</text:span><text:span text:style-name="T4">;Pi </text:span></text:p>
        </text:list-item>
        <text:list-item>
          <text:p text:style-name="_5f_code"><text:span text:style-name="T4">Print </text:span><text:span text:style-name="T11">"Degrees:"</text:span><text:span text:style-name="T4">;deg </text:span></text:p>
        </text:list-item>
        <text:list-item>
          <text:p text:style-name="_5f_code"><text:span text:style-name="T4">Print </text:span><text:span text:style-name="T11">"Radians:"</text:span><text:span text:style-name="T4">;rad </text:span></text:p>
        </text:list-item>
        <text:list-item>
          <text:p text:style-name="P13">Sleep </text:p>
        </text:list-item>
        <text:list-item>
          <text:p text:style-name="_5f_code"><text:span text:style-name="T12">End</text:span><text:span text:style-name="T4"> </text:span></text:p>
        </text:list-item>
      </text:list>
      <text:p text:style-name="P8"/>
      <text:p text:style-name="P1"/>
      <text:p text:style-name="P1">Listing 7.1: degrad.bas </text:p>
      <text:p text:style-name="P1"/>
      <text:p text:style-name="P1"><text:tab/>Analysis: In line 4 a symbolic constant is declared for PI using the Atn function. Line </text:p>
      <text:p text:style-name="P1">6 declares the working variables. In line 9, the user inputs the degrees to convert to radians. Line 12 calculates the radian angle based on the conversion formula listed above. Lines 15 through 18 print out the various values. The <text:soft-page-break/>program is then ended in the usual way. </text:p>
      <text:p text:style-name="P1"/>
      <text:p text:style-name="P1"/>
      <text:p text:style-name="P1">Running the program will produce the following output. </text:p>
      <text:p text:style-name="P1"/>
      <text:p text:style-name="output">Enter an angle in degrees? 90 </text:p>
      <text:p text:style-name="output"/>
      <text:p text:style-name="output"/>
      <text:p text:style-name="output">Pi: 3.14159265358979 </text:p>
      <text:p text:style-name="output">Degrees: 90 </text:p>
      <text:p text:style-name="output">Radians: 1.5707963267949 </text:p>
      <text:p text:style-name="output"/>
      <text:p text:style-name="P1"/>
      <text:p text:style-name="P1">Output 7.1: Output of degrad.bas </text:p>
      <text:p text:style-name="P1"/>
      <text:p text:style-name="P1">There are a number of on-line tutorials that you can access to brush up on your trig. A quick Google search on the term trigonometry brought up hundreds of sites that offer basic to advanced tutorials on the various trig functions that FreeBasic supports. Randy Keeling has written two basic tutorials on trigonometry in the Community Tutorials section of the FreeBasic wiki. At the time of this writing, the wiki was located at http://www.freebasic.net/wiki/wikka.php?wakka=FBWiki. </text:p>
      <text:p text:style-name="P1"/>
      <text:h text:style-name="Heading_20_2" text:outline-level="2">Absolute Value and the Sgn Function </text:h>
      <text:p text:style-name="P1"/>
      <text:p text:style-name="P1">You would use the Abs function when you are interested in the absolute magnitude of a number. The absolute value of a number is the distance that number is from zero on </text:p>
      <text:p text:style-name="P1">the real number line. 3 is three units from 0 so its absolute magnitude is 3. -3 is alsothree units from 0 so its absolute magnitude is also 3. </text:p>
      <text:p text:style-name="P1"/>
      <text:p text:style-name="P1">The Sgn function, called the signum function in math, is related to the Abs function since you can express the absolute value of a number by using the Sgn function. Sgn returns -1 for a negative number, 0 for 0 and 1 for a positive number. To calculate the absolute value of a number you would use the formula |a| = a * Sgn(a), where the vertical <text:soft-page-break/>lines indicate absolute value. If we replace a with -3 in the formula, you get |-3| =-3 * Sgn(-3), or |-3| = -3 * -1. Since multiplying a negative with a negative returns a positive, the result is |-3| = 3. Replacing a with 3, the formula would evaluate to |3| = 3 * </text:p>
      <text:p text:style-name="P1">1, or |3| = 3. </text:p>
      <text:p text:style-name="P1"/>
      <text:p text:style-name="P1">One use of the Sgn function in programming is determining the relative positions of two points on the screen. If you have two points, A(5, 6,) and B(3, 4), where the first number is the row and the second number is the column, you can determine the relative position by moving the origin to point A and looking at the sign of point B. The origin (0,0) of the screen is located in the upper left corner. To move the origin to point A you need to subtract 5 from the row and 6 from the column of each point giving A(0, 0) and B(-2,-2). You can now use the Sgn function on the row and column components of B. </text:p>
      <text:p text:style-name="P1"/>
      <text:p text:style-name="P1">. </text:p>
      <text:p text:style-name="P1">If Sgn(B.row) = -1, then the row is above A. </text:p>
      <text:p text:style-name="P1">. </text:p>
      <text:p text:style-name="P1">If Sgn(B.row) = 0, then the row is in the same row as A. </text:p>
      <text:p text:style-name="P1">. </text:p>
      <text:p text:style-name="P1">If Sgn(B.row) = 1 then the row is below A. </text:p>
      <text:p text:style-name="P1">. </text:p>
      <text:p text:style-name="P1">If Sgn(B.column) = -1 then the column is to the left of A. </text:p>
      <text:p text:style-name="P1">. </text:p>
      <text:p text:style-name="P1">If Sgn(B.column) = 0 then the column is in the same column as A. </text:p>
      <text:p text:style-name="P1">. </text:p>
      <text:p text:style-name="P1">If Sgn(B.column) = -1 then the column is to the right of A. </text:p>
      <text:p text:style-name="P1"/>
      <text:p text:style-name="P1">Since B is located at row -2 and column -2 after adjusting the origin, the Sgnfunction will return -1 for the row and -1 for the column. This puts point B above and to the left of of point A. </text:p>
      <text:p text:style-name="P1"/>
      <text:p text:style-name="P1">Logarithms </text:p>
      <text:p text:style-name="P1"/>
      <text:p text:style-name="P1"><text:soft-page-break/>Logarithms have a wide range of uses in mathematics, physics and biology. For example, the decay rate of radioactive particles is logarithmic in nature. Logarithms are away of expressing exponentiation. For the following formula Ab = x can be expressed as Log(x) = b where the base of the log is a. The two most commonly used logarithms are the natural log, which uses e (2.7182818284590452354...) as the base, and log base 10or the common log. The Log function in FreeBasic uses the natural log, but any log base can be expressed by the formula logarithm = Log(number) / Log(base)2. </text:p>
      <text:p text:style-name="P1"/>
      <text:p text:style-name="P1">One property of logarithms is that they can be used to multiply or divide two numbers together. This was a common use of logarithms before the invention of calculators. The following program uses the logarithm method to multiply two numbers together. </text:p>
      <text:p text:style-name="P1"/>
      <text:list xml:id="list151236455380701" text:continue-numbering="true" text:style-name="Numbering_20_2">
        <text:list-item>
          <text:p text:style-name="_5f_code"><text:s/></text:p>
        </text:list-item>
      </text:list>
      <text:p text:style-name="code">Option Explicit </text:p>
      <text:p text:style-name="code">Const base10 = Log(10) </text:p>
      <text:p text:style-name="code"><text:s/></text:p>
      <text:p text:style-name="code"><text:s/></text:p>
      <text:p text:style-name="code">Dim As Double l1, l2, lt, al </text:p>
      <text:p text:style-name="code"><text:s/></text:p>
      <text:p text:style-name="code"><text:s/></text:p>
      <text:p text:style-name="P10">'Calculate the log of 2.5 for base 10 </text:p>
      <text:p text:style-name="P11"><text:s/></text:p>
      <text:p text:style-name="code"><text:span text:style-name="T4">l1 </text:span><text:span text:style-name="T10">=</text:span><text:span text:style-name="T4"> Log(</text:span><text:span text:style-name="T10">2.5</text:span><text:span text:style-name="T4">) </text:span><text:span text:style-name="T10">/</text:span><text:span text:style-name="T4"> base10 </text:span></text:p>
      <text:p text:style-name="P11"><text:s/></text:p>
      <text:p text:style-name="P10">'Calculate the log of 5.6 for base 10 </text:p>
      <text:p text:style-name="P11"><text:s/></text:p>
      <text:p text:style-name="code"><text:span text:style-name="T4">l2 </text:span><text:span text:style-name="T10">=</text:span><text:span text:style-name="T4"> Log(</text:span><text:span text:style-name="T10">5.6</text:span><text:span text:style-name="T4">) </text:span><text:span text:style-name="T10">/</text:span><text:span text:style-name="T4"> base10 </text:span></text:p>
      <text:p text:style-name="P11"><text:s/></text:p>
      <text:p text:style-name="P11"><text:s/></text:p>
      <text:p text:style-name="P10">'Add the logarithms </text:p>
      <text:p text:style-name="P11"><text:s/></text:p>
      <text:p text:style-name="code"><text:span text:style-name="T4">lt </text:span><text:span text:style-name="T10">=</text:span><text:span text:style-name="T4"> l1 </text:span><text:span text:style-name="T10">+</text:span><text:span text:style-name="T4"> l2 </text:span></text:p>
      <text:p text:style-name="P11"><text:s/></text:p>
      <text:p text:style-name="P11"><text:s/></text:p>
      <text:p text:style-name="P10"><text:soft-page-break/>'Get the antilog, which is our base (10) </text:p>
      <text:p text:style-name="P11"><text:s/></text:p>
      <text:p text:style-name="P10">'raised to the sum of the log values </text:p>
      <text:p text:style-name="P11"><text:s/></text:p>
      <text:p text:style-name="code"><text:span text:style-name="T4">al </text:span><text:span text:style-name="T10">=</text:span><text:span text:style-name="T4"> </text:span><text:span text:style-name="T10">10^</text:span><text:span text:style-name="T4">lt </text:span></text:p>
      <text:p text:style-name="P11"><text:s/></text:p>
      <text:p text:style-name="P11"><text:s/></text:p>
      <text:p text:style-name="P10">'Print results </text:p>
      <text:p text:style-name="P11"><text:s/></text:p>
      <text:p text:style-name="code"><text:span text:style-name="T4">Print </text:span><text:span text:style-name="T11">"2.5 * 5.6 = "</text:span><text:span text:style-name="T4">;</text:span><text:span text:style-name="T10">2.5</text:span><text:span text:style-name="T4"> </text:span><text:span text:style-name="T10">*</text:span><text:span text:style-name="T4"> </text:span><text:span text:style-name="T10">5.6</text:span><text:span text:style-name="T4"> </text:span></text:p>
      <text:p text:style-name="P11"><text:s/></text:p>
      <text:p text:style-name="code"><text:span text:style-name="T4">Print </text:span><text:span text:style-name="T11">"Log method = "</text:span><text:span text:style-name="T4">;al </text:span></text:p>
      <text:p text:style-name="P11"><text:s/></text:p>
      <text:p text:style-name="P11"><text:s/></text:p>
      <text:p text:style-name="P11">Sleep </text:p>
      <text:p text:style-name="P11"><text:s/></text:p>
      <text:p text:style-name="code"><text:span text:style-name="T12">End</text:span><text:span text:style-name="T4"> </text:span></text:p>
      <text:p text:style-name="P11"/>
      <text:p text:style-name="code"/>
      <table:table table:name="Table4" table:style-name="Table4">
        <table:table-column table:style-name="Table4.A"/>
        <table:table-column table:style-name="Table4.B"/>
        <table:table-row>
          <table:table-cell table:style-name="Table4.A1" office:value-type="string">
            <text:p text:style-name="code"><text:s/>1</text:p>
            <text:p text:style-name="code"><text:s/>2</text:p>
            <text:p text:style-name="code"><text:s/>3</text:p>
            <text:p text:style-name="code"><text:s/>4</text:p>
            <text:p text:style-name="code"><text:s/>5</text:p>
            <text:p text:style-name="code"><text:s/>6</text:p>
            <text:p text:style-name="code"><text:s/>7</text:p>
            <text:p text:style-name="code"><text:s/>8</text:p>
            <text:p text:style-name="code"><text:s/>9</text:p>
            <text:p text:style-name="code">10</text:p>
            <text:p text:style-name="code">11</text:p>
            <text:p text:style-name="code">12</text:p>
            <text:p text:style-name="code">13</text:p>
            <text:p text:style-name="code">14</text:p>
            <text:p text:style-name="code">15</text:p>
            <text:p text:style-name="code">16</text:p>
            <text:p text:style-name="code">17</text:p>
            <text:p text:style-name="code">18</text:p>
          </table:table-cell>
          <table:table-cell table:style-name="Table4.A1" office:value-type="string">
            <text:p text:style-name="code"><text:span text:style-name="T1">Option</text:span> Explicit </text:p>
            <text:p text:style-name="code"/>
            <text:p text:style-name="code"><text:span text:style-name="T1">Const</text:span> base10 <text:span text:style-name="T2">=</text:span> Log(<text:span text:style-name="T3">10</text:span>) </text:p>
            <text:p text:style-name="code"><text:span text:style-name="T1">Dim</text:span> <text:span text:style-name="T5">As</text:span> <text:span text:style-name="T6">Double</text:span> l1, l2, lt, al </text:p>
            <text:p text:style-name="code">'Calculate the log of 2.5 for base 10 </text:p>
            <text:p text:style-name="code">l1 <text:span text:style-name="T2">=</text:span> Log(<text:span text:style-name="T7">2.5</text:span>) <text:span text:style-name="T2">/</text:span> base10 </text:p>
            <text:p text:style-name="code">'Calculate the log of 5.6 for base 10 </text:p>
            <text:p text:style-name="code">l2 <text:span text:style-name="T2">=</text:span> Log(<text:span text:style-name="T7">5.6</text:span>) <text:span text:style-name="T2">/</text:span> base10 </text:p>
            <text:p text:style-name="code">'Add the logarithms </text:p>
            <text:p text:style-name="code">lt <text:span text:style-name="T2">=</text:span> l1 <text:span text:style-name="T2">+</text:span> l2 </text:p>
            <text:p text:style-name="code">'Get the antilog, which is our base (10) </text:p>
            <text:p text:style-name="code">'raised to the sum of the log values </text:p>
            <text:p text:style-name="code">al <text:span text:style-name="T2">=</text:span> <text:span text:style-name="T3">10</text:span><text:span text:style-name="T2">^</text:span>lt </text:p>
            <text:p text:style-name="code">'Print results </text:p>
            <text:p text:style-name="code">Print <text:span text:style-name="T8">"2.5 * 5.6 = "</text:span><text:span text:style-name="T9">;</text:span><text:span text:style-name="T7">2.5</text:span> <text:span text:style-name="T2">*</text:span> <text:span text:style-name="T7">5.6</text:span> </text:p>
            <text:p text:style-name="code">Print <text:span text:style-name="T8">"Log method = "</text:span><text:span text:style-name="T9">;</text:span>al </text:p>
            <text:p text:style-name="code">Sleep </text:p>
            <text:p text:style-name="code"><text:span text:style-name="T1">End</text:span> </text:p>
          </table:table-cell>
        </table:table-row>
      </table:table>
      <text:p text:style-name="code"/>
      <text:p text:style-name="P1">Listing 7.2: log.bas </text:p>
      <text:p text:style-name="P1"><text:soft-page-break/></text:p>
      <text:p text:style-name="P1">2For an explanation of the natural log and e see http://www.physics.uoguelph.ca/tutorials/LOG/logbase.html. </text:p>
      <text:p text:style-name="P1"/>
      <text:p text:style-name="P1"/>
      <text:p text:style-name="P1"><text:tab/>Analysis: Line 3 defines a symbolic constant, base10, that will be the base of the logarithm calculations. Using a constant in this manner reduces the number of calculations the program must perform. Instead of using two Log(10) function calls, only one is used in the constant definition. Line 5 declares the working variables, l1 an l2which are the two Logarithms of the numbers 2.5 and 5.6 and the sum of the logs, lt. Al will be the antilog value. </text:p>
      <text:p text:style-name="P1"/>
      <text:p text:style-name="P1">Lines 8 and 10 calculate the base 10 log of the two numbers. In line 13 thelogs are added together. Line 17 calculates the antilog, which is the base, in this case 10,</text:p>
      <text:p text:style-name="P1">raised to the power of the sum of the logs. Line 20 prints the result using themultiplication operator, and line 21 prints the result using the log method. </text:p>
      <text:p text:style-name="P1"/>
      <text:p text:style-name="P1">The program is closed in the usual way in lines 23 and 24. </text:p>
      <text:p text:style-name="P1"/>
      <text:p text:style-name="P1">Running the program produces the following result. </text:p>
      <text:p text:style-name="output"/>
      <text:p text:style-name="output">2.5 * 5.6 = 14 </text:p>
      <text:p text:style-name="output">Log method = 14 </text:p>
      <text:p text:style-name="output"/>
      <text:p text:style-name="P1"/>
      <text:p text:style-name="P1">Output 7.2: Output of log.bas </text:p>
      <text:p text:style-name="P1"/>
      <text:p text:style-name="P1">As you can see from the output, adding the logarithms of the two numbers andthen calculating the antilog of the sum produces the same result as multiplying the twonumbers. </text:p>
      <text:p text:style-name="P1"/>
      <text:h text:style-name="Heading_20_2" text:outline-level="2"><text:soft-page-break/>The C Runtime Library Math Constants and Functions </text:h>
      <text:p text:style-name="P1"/>
      <text:p text:style-name="P1">The C Runtime Library (CRT) has a number of math constants and functions thatyou can use in your programs. To use these functions you would add the line #Include </text:p>
      <text:p text:style-name="P1">Once “crt.bi” to your program. The following table lists the math constants available in </text:p>
      <text:p text:style-name="P1"/>
      <text:p text:style-name="P1">math.bi. </text:p>
      <text:p text:style-name="P1"/>
      <text:h text:style-name="Heading_20_3" text:outline-level="3">CRT Math Constants </text:h>
      <table:table table:name="Table2" table:style-name="Table2">
        <table:table-column table:style-name="Table2.A"/>
        <table:table-column table:style-name="Table2.B"/>
        <table:table-column table:style-name="Table2.C"/>
        <table:table-row>
          <table:table-cell table:style-name="Table2.A1" office:value-type="string">
            <text:p text:style-name="P5">Constants </text:p>
          </table:table-cell>
          <table:table-cell table:style-name="Table2.A1" office:value-type="string">
            <text:p text:style-name="P5">Value </text:p>
          </table:table-cell>
          <table:table-cell table:style-name="Table2.C1" office:value-type="string">
            <text:p text:style-name="P5">Comment </text:p>
          </table:table-cell>
        </table:table-row>
        <table:table-row>
          <table:table-cell table:style-name="Table2.A2" office:value-type="string">
            <text:p text:style-name="P5"/>
          </table:table-cell>
          <table:table-cell table:style-name="Table2.A2" office:value-type="string">
            <text:p text:style-name="P5"/>
          </table:table-cell>
          <table:table-cell table:style-name="Table2.C2" office:value-type="string">
            <text:p text:style-name="P5"/>
          </table:table-cell>
        </table:table-row>
        <table:table-row>
          <table:table-cell table:style-name="Table2.A2" office:value-type="string">
            <text:p text:style-name="P5">M_E </text:p>
          </table:table-cell>
          <table:table-cell table:style-name="Table2.A2" office:value-type="string">
            <text:p text:style-name="P5">2.71828182845904</text:p>
          </table:table-cell>
          <table:table-cell table:style-name="Table2.C2" office:value-type="string">
            <text:p text:style-name="P5">The base of natural logarithms. </text:p>
          </table:table-cell>
        </table:table-row>
        <table:table-row>
          <table:table-cell table:style-name="Table2.A2" office:value-type="string">
            <text:p text:style-name="P5">M_LOG2E </text:p>
          </table:table-cell>
          <table:table-cell table:style-name="Table2.A2" office:value-type="string">
            <text:p text:style-name="P5">1.44269504088896</text:p>
          </table:table-cell>
          <table:table-cell table:style-name="Table2.C2" office:value-type="string">
            <text:p text:style-name="P5">The logarithm to base 2 of M_E. </text:p>
          </table:table-cell>
        </table:table-row>
        <table:table-row>
          <table:table-cell table:style-name="Table2.A2" office:value-type="string">
            <text:p text:style-name="P5">M_LOG10E </text:p>
          </table:table-cell>
          <table:table-cell table:style-name="Table2.A2" office:value-type="string">
            <text:p text:style-name="P5">0.434294481903252</text:p>
          </table:table-cell>
          <table:table-cell table:style-name="Table2.C2" office:value-type="string">
            <text:p text:style-name="P5">The logarithm to base 10 of M_E. </text:p>
          </table:table-cell>
        </table:table-row>
        <table:table-row>
          <table:table-cell table:style-name="Table2.A2" office:value-type="string">
            <text:p text:style-name="P5">M_LN2 </text:p>
          </table:table-cell>
          <table:table-cell table:style-name="Table2.A2" office:value-type="string">
            <text:p text:style-name="P5">0.693147180559945</text:p>
          </table:table-cell>
          <table:table-cell table:style-name="Table2.C2" office:value-type="string">
            <text:p text:style-name="P4">The natural logarithm of 2. </text:p>
          </table:table-cell>
        </table:table-row>
        <table:table-row>
          <table:table-cell table:style-name="Table2.A2" office:value-type="string">
            <text:p text:style-name="P5">M_LN10 </text:p>
          </table:table-cell>
          <table:table-cell table:style-name="Table2.A2" office:value-type="string">
            <text:p text:style-name="P5">2.30258509299405</text:p>
          </table:table-cell>
          <table:table-cell table:style-name="Table2.C2" office:value-type="string">
            <text:p text:style-name="P4">The natural logarithm of 10. </text:p>
          </table:table-cell>
        </table:table-row>
        <table:table-row>
          <table:table-cell table:style-name="Table2.A2" office:value-type="string">
            <text:p text:style-name="P5">M_PI </text:p>
          </table:table-cell>
          <table:table-cell table:style-name="Table2.A2" office:value-type="string">
            <text:p text:style-name="P5">3.14159265358979</text:p>
          </table:table-cell>
          <table:table-cell table:style-name="Table2.C2" office:value-type="string">
            <text:p text:style-name="P4">Pi, which is the ratio of a circle's circumference to its diameter.</text:p>
          </table:table-cell>
        </table:table-row>
        <table:table-row>
          <table:table-cell table:style-name="Table2.A2" office:value-type="string">
            <text:p text:style-name="P5">M_PI_2 </text:p>
          </table:table-cell>
          <table:table-cell table:style-name="Table2.A2" office:value-type="string">
            <text:p text:style-name="P5">1.5707963267949</text:p>
          </table:table-cell>
          <table:table-cell table:style-name="Table2.C2" office:value-type="string">
            <text:p text:style-name="P4">Pi divided by two. </text:p>
          </table:table-cell>
        </table:table-row>
        <table:table-row>
          <table:table-cell table:style-name="Table2.A2" office:value-type="string">
            <text:p text:style-name="P5">M_PI_4 </text:p>
          </table:table-cell>
          <table:table-cell table:style-name="Table2.A2" office:value-type="string">
            <text:p text:style-name="P5">0.785398163397448</text:p>
          </table:table-cell>
          <table:table-cell table:style-name="Table2.C2" office:value-type="string">
            <text:p text:style-name="P4">Pi divided by four. </text:p>
          </table:table-cell>
        </table:table-row>
        <table:table-row>
          <table:table-cell table:style-name="Table2.A2" office:value-type="string">
            <text:p text:style-name="P5">M_1_PI </text:p>
          </table:table-cell>
          <table:table-cell table:style-name="Table2.A2" office:value-type="string">
            <text:p text:style-name="P5">0.318309886183791</text:p>
          </table:table-cell>
          <table:table-cell table:style-name="Table2.C2" office:value-type="string">
            <text:p text:style-name="P4">The reciprocal of pi, that is 1/pi. </text:p>
          </table:table-cell>
        </table:table-row>
        <table:table-row>
          <table:table-cell table:style-name="Table2.A2" office:value-type="string">
            <text:p text:style-name="P5">M_2_PI </text:p>
          </table:table-cell>
          <table:table-cell table:style-name="Table2.A2" office:value-type="string">
            <text:p text:style-name="P5">0.636619772367581</text:p>
          </table:table-cell>
          <table:table-cell table:style-name="Table2.C2" office:value-type="string">
            <text:p text:style-name="P4">Two times the reciprocal of pi. </text:p>
          </table:table-cell>
        </table:table-row>
        <table:table-row>
          <table:table-cell table:style-name="Table2.A2" office:value-type="string">
            <text:p text:style-name="P5">M_2_SQRTPI </text:p>
          </table:table-cell>
          <table:table-cell table:style-name="Table2.A2" office:value-type="string">
            <text:p text:style-name="P5">1.12837916709551</text:p>
          </table:table-cell>
          <table:table-cell table:style-name="Table2.C2" office:value-type="string">
            <text:p text:style-name="P4">Two times the reciprocal of the square root of pi. </text:p>
          </table:table-cell>
        </table:table-row>
        <table:table-row>
          <table:table-cell table:style-name="Table2.A2" office:value-type="string">
            <text:p text:style-name="P5">M_SQRT2 </text:p>
          </table:table-cell>
          <table:table-cell table:style-name="Table2.A2" office:value-type="string">
            <text:p text:style-name="P5">1.4142135623731</text:p>
          </table:table-cell>
          <table:table-cell table:style-name="Table2.C2" office:value-type="string">
            <text:p text:style-name="P4">The square root of two. </text:p>
          </table:table-cell>
        </table:table-row>
        <table:table-row>
          <table:table-cell table:style-name="Table2.A2" office:value-type="string">
            <text:p text:style-name="P5">M_SQRT1_2 </text:p>
          </table:table-cell>
          <table:table-cell table:style-name="Table2.A2" office:value-type="string">
            <text:p text:style-name="P5">0.707106781186547</text:p>
          </table:table-cell>
          <table:table-cell table:style-name="Table2.C2" office:value-type="string">
            <text:p text:style-name="P4">The reciprocal of the square root of two which is also the square root of 1/2.</text:p>
          </table:table-cell>
        </table:table-row>
      </table:table>
      <text:p text:style-name="Table">Table <text:sequence text:ref-name="refTable1" text:name="Table" text:formula="ooow:Table+1" style:num-format="1">2</text:sequence>: </text:p>
      <text:p text:style-name="P1"><text:soft-page-break/></text:p>
      <text:p text:style-name="P1">In the example programs the value of PI was calculated. However, as you can see,</text:p>
      <text:p text:style-name="P1">the value of PI is available in the CRT, so it is much more efficient to use the defined </text:p>
      <text:p text:style-name="P1">value M_PI in your programs, rather than making the compiler perform a calculation forthe value. The same reasoning applies to the base 10 logarithm calculation that was usedin log.bas. Instead of calculating the base 10 log you can use the constant value M_LN10. </text:p>
      <text:p text:style-name="P1"/>
      <text:p text:style-name="P1">The various versions of the PI constants are commonly used values in calculations as are the versions of the square root of 2. The square root of 2, like PI, is an irrational number and is the length of the hypotenuse of a right triangle with sides that have a unit length of 1. The square root of 2 is related to PI with the formula sqrt(2)=2sin(PI/4). The following program displays both the calculated value of the square root of 2 and the CRT value for comparison. </text:p>
      <text:p text:style-name="P1"/>
      <text:p text:style-name="P1"/>
      <text:list xml:id="list151235199970442" text:continue-numbering="true" text:style-name="Numbering_20_2">
        <text:list-item>
          <text:p text:style-name="_5f_code"><text:s/>Option Explicit </text:p>
        </text:list-item>
        <text:list-item>
          <text:p text:style-name="_5f_code"><text:s/></text:p>
        </text:list-item>
        <text:list-item>
          <text:p text:style-name="_5f_code"><text:s/>#Include Once "crt.bi" </text:p>
        </text:list-item>
        <text:list-item>
          <text:p text:style-name="_5f_code"><text:s/></text:p>
        </text:list-item>
        <text:list-item>
          <text:p text:style-name="_5f_code"><text:s/>Dim As Double sqr2 </text:p>
        </text:list-item>
        <text:list-item>
          <text:p text:style-name="_5f_code"><text:s/></text:p>
        </text:list-item>
        <text:list-item>
          <text:p text:style-name="_5f_code"><text:s/>sqr2 = 2 * Sin(M_PI/4) </text:p>
        </text:list-item>
        <text:list-item>
          <text:p text:style-name="_5f_code"><text:s/></text:p>
        </text:list-item>
        <text:list-item>
          <text:p text:style-name="_5f_code"><text:s/>Print "Calculated Square root of 2:";sqr2 </text:p>
        </text:list-item>
        <text:list-item>
          <text:p text:style-name="_5f_code"><text:s/>Print "CRT value:"; M_SQRT2 </text:p>
        </text:list-item>
        <text:list-item>
          <text:p text:style-name="_5f_code"><text:s/></text:p>
        </text:list-item>
        <text:list-item>
          <text:p text:style-name="_5f_code"><text:s/>Sleep </text:p>
        </text:list-item>
        <text:list-item>
          <text:p text:style-name="_5f_code"/>
        </text:list-item>
        <text:list-item>
          <text:p text:style-name="_5f_code"><text:s/>End </text:p>
        </text:list-item>
      </text:list>
      <text:p text:style-name="P1"/>
      <text:p text:style-name="P1"/>
      <text:p text:style-name="P1">Listing 7.3: sr2.bas </text:p>
      <text:p text:style-name="P1"/>
      <text:p text:style-name="P1"><text:tab/>Analysis: Line 3 includes the CRT declaration file, crt.bi, which will enable the </text:p>
      <text:p text:style-name="P1">program to use the math constants and functions. The #Include Once directive ensures </text:p>
      <text:p text:style-name="P1"><text:soft-page-break/>that the file is only included once in the program, even if other modules also include the file. Line 5 declares the working variable which will hold the result of the calculation in Line 7. Line 9 and 10 displays the calculated value as well as the CRT defined value for comparison. The program is closed in the usual way. </text:p>
      <text:p text:style-name="P1"/>
      <text:p text:style-name="P1">When you run the program you should see the following output. </text:p>
      <text:p text:style-name="P1"/>
      <text:p text:style-name="output">Calculated Square root of 2: 1.41421356237309 </text:p>
      <text:p text:style-name="output"/>
      <text:p text:style-name="output"/>
      <text:p text:style-name="output">CRT value: 1.4142135623731 </text:p>
      <text:p text:style-name="output"/>
      <text:p text:style-name="output"/>
      <text:p text:style-name="P1">Output 7.3: Output of sr2.bas </text:p>
      <text:p text:style-name="P1"/>
      <text:p text:style-name="P1">As you can see from the output, the calculated value has a slightly higher precision than the constant value, but the difference is too small to really matter in most cases. To save the compiler a calculation, and thereby speeding up your program, use the defined value in the CRT. </text:p>
      <text:p text:style-name="P1"/>
      <text:h text:style-name="Heading_20_3" text:outline-level="3">Selected CRT Math Functions </text:h>
      <text:p text:style-name="P1"/>
      <text:p text:style-name="P1">There are a number of math functions declared in the CRT. Table 8.3 list three of </text:p>
      <text:p text:style-name="P1">the functions. </text:p>
      <text:p text:style-name="P1"/>
      <table:table table:name="Table3" table:style-name="Table3">
        <table:table-column table:style-name="Table3.A" table:number-columns-repeated="3"/>
        <text:soft-page-break/>
        <table:table-row>
          <table:table-cell table:style-name="Table3.A1" office:value-type="string">
            <text:p text:style-name="P1">Function</text:p>
          </table:table-cell>
          <table:table-cell table:style-name="Table3.A1" office:value-type="string">
            <text:p text:style-name="P1"><text:s/>Syntax </text:p>
          </table:table-cell>
          <table:table-cell table:style-name="Table3.C1" office:value-type="string">
            <text:p text:style-name="P1">Comment </text:p>
          </table:table-cell>
        </table:table-row>
        <table:table-row>
          <table:table-cell table:style-name="Table3.A2" office:value-type="string">
            <text:p text:style-name="P1">Hypot </text:p>
          </table:table-cell>
          <table:table-cell table:style-name="Table3.A2" office:value-type="string">
            <text:p text:style-name="P1">B = Hypot(x as double, y as double) </text:p>
          </table:table-cell>
          <table:table-cell table:style-name="Table3.C2" office:value-type="string">
            <text:p text:style-name="P1">Hypot returns the hypotenuse of sides x and y. </text:p>
          </table:table-cell>
        </table:table-row>
        <table:table-row>
          <table:table-cell table:style-name="Table3.A2" office:value-type="string">
            <text:p text:style-name="P1">Log10 </text:p>
          </table:table-cell>
          <table:table-cell table:style-name="Table3.A2" office:value-type="string">
            <text:p text:style-name="P1">B = Log10(x as double)</text:p>
          </table:table-cell>
          <table:table-cell table:style-name="Table3.C2" office:value-type="string">
            <text:p text:style-name="P1"><text:s/>Log10 returns the base 10log of x. </text:p>
          </table:table-cell>
        </table:table-row>
        <table:table-row>
          <table:table-cell table:style-name="Table3.A2" office:value-type="string">
            <text:p text:style-name="P1">Pow</text:p>
          </table:table-cell>
          <table:table-cell table:style-name="Table3.A2" office:value-type="string">
            <text:p text:style-name="P1"><text:s/>B = Pow(base as double, power as double) </text:p>
          </table:table-cell>
          <table:table-cell table:style-name="Table3.C2" office:value-type="string">
            <text:p text:style-name="P6">Pow returns base raised to power. </text:p>
          </table:table-cell>
        </table:table-row>
        <table:table-row>
          <table:table-cell table:style-name="Table3.A2" office:value-type="string">
            <text:p text:style-name="P1"/>
          </table:table-cell>
          <table:table-cell table:style-name="Table3.A2" office:value-type="string">
            <text:p text:style-name="Standard"/>
          </table:table-cell>
          <table:table-cell table:style-name="Table3.C2" office:value-type="string">
            <text:p text:style-name="Standard"/>
          </table:table-cell>
        </table:table-row>
      </table:table>
      <text:p text:style-name="Table">Table <text:sequence text:ref-name="refTable2" text:name="Table" text:formula="ooow:Table+1" style:num-format="1">3</text:sequence>: </text:p>
      <text:p text:style-name="P1"/>
      <text:p text:style-name="P1">Table 7.3: Selected CRT Math Functions </text:p>
      <text:p text:style-name="P1"/>
      <text:p text:style-name="P1">The log program in Listing 8.2 can be modified to use the CRT functions. </text:p>
      <text:p text:style-name="P1"/>
      <text:list xml:id="list151235185457669" text:continue-numbering="true" text:style-name="Numbering_20_2">
        <text:list-item>
          <text:p text:style-name="_5f_code">Option Explicit </text:p>
        </text:list-item>
        <text:list-item>
          <text:p text:style-name="_5f_code">#Include Once "crt.bi" </text:p>
        </text:list-item>
        <text:list-item>
          <text:p text:style-name="_5f_code">Dim As Double l1, l2, lt, al </text:p>
        </text:list-item>
        <text:list-item>
          <text:p text:style-name="_5f_code">'Calculate the log of 2.5 for base 10 </text:p>
        </text:list-item>
        <text:list-item>
          <text:p text:style-name="_5f_code">l1 = Log10(2.5) </text:p>
        </text:list-item>
        <text:list-item>
          <text:p text:style-name="_5f_code">'Calculate the log of 5.6 for base 10 </text:p>
        </text:list-item>
        <text:list-item>
          <text:p text:style-name="_5f_code">l2 = Log10(5.6) </text:p>
        </text:list-item>
        <text:list-item>
          <text:p text:style-name="_5f_code">'Add the logarithms </text:p>
        </text:list-item>
        <text:list-item>
          <text:p text:style-name="_5f_code">lt = l1 + l2 </text:p>
        </text:list-item>
        <text:list-item>
          <text:p text:style-name="_5f_code">'Get the antilog, which is our base (10) </text:p>
        </text:list-item>
        <text:list-item>
          <text:p text:style-name="_5f_code">'raised to the sum of the log values </text:p>
        </text:list-item>
        <text:list-item>
          <text:p text:style-name="_5f_code">al = Pow(10, lt) </text:p>
        </text:list-item>
        <text:list-item>
          <text:p text:style-name="_5f_code">'Print results </text:p>
        </text:list-item>
        <text:list-item>
          <text:p text:style-name="_5f_code">Print "2.5 * 5.6 = ";2.5 * 5.6 </text:p>
        </text:list-item>
        <text:list-item>
          <text:p text:style-name="_5f_code">Print "Log method = ";al </text:p>
        </text:list-item>
        <text:list-item>
          <text:p text:style-name="_5f_code">Sleep </text:p>
        </text:list-item>
        <text:list-item>
          <text:p text:style-name="_5f_code">End </text:p>
        </text:list-item>
        <text:list-item>
          <text:p text:style-name="_5f_code"/>
        </text:list-item>
        <text:list-item>
          <text:p text:style-name="_5f_code"/>
        </text:list-item>
      </text:list>
      <text:p text:style-name="P1">Listing 7.4: log2.bas </text:p>
      <text:p text:style-name="P1"/>
      <text:p text:style-name="P1"><text:tab/>Analysis: Line 3 includes the crt.bi declaration file so <text:soft-page-break/>that the runtime functions will </text:p>
      <text:p text:style-name="P1">be available to the program. Line 5 declares the working variables as in the previous program. In lines 8 and 10, the previous calculation has been replaced with the CRT function log10. Line 13 adds the logarithms, which is the same as multiplying the two numbers, and saves the result in the variable lt. In line 17 the Pow function is used rather </text:p>
      <text:p text:style-name="P1">than the exponentiation operator to calculate the antilog. Lines 20 and 21 print out the results for comparison. The program is closed in the usual way. </text:p>
      <text:p text:style-name="P1"/>
      <text:p text:style-name="P1">When you run the program you will see that the output is the same as in the previous version. </text:p>
      <text:p text:style-name="output"/>
      <text:p text:style-name="output">2.5 * 5.6 = 14 </text:p>
      <text:p text:style-name="output">Log method = 14 </text:p>
      <text:p text:style-name="output"/>
      <text:p text:style-name="P1"/>
      <text:p text:style-name="P1">Output 7.4: Output of log2.bas </text:p>
      <text:p text:style-name="P1"/>
      <text:p text:style-name="P1">Using the CRT functions can make your program a bit more simple, and a bit less error prone. Since FreeBasic uses the Microsoft runtime library the functions are stable and reliable, and many include optimizations that make the functions perform better than you could achieve by hand coding. </text:p>
      <text:p text:style-name="P1"/>
      <text:h text:style-name="Heading_20_2" text:outline-level="2">A Look Ahead </text:h>
      <text:p text:style-name="P1"/>
      <text:p text:style-name="P1">In addition to the standard numeric variables, FreeBasic also has the pointer datatype, which is the subject of the next chapter.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10pt" fo:font-weight="bold" style:letter-kerning="false" fo:background-color="transparent" style:font-size-asian="10.5p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usage="mirrored">
      <style:page-layout-properties fo:page-width="6.9291in" fo:page-height="9.8425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7 Mathematical Functions </dc:title>
    <dc:date>2019-04-09T15:12:34.382991482</dc:date>
    <meta:editing-duration>PT1H18M5S</meta:editing-duration>
    <meta:editing-cycles>13</meta:editing-cycles>
    <meta:generator>LibreOffice/5.2.7.2$Linux_ARM_EABI LibreOffice_project/20m0$Build-2</meta:generator>
    <meta:document-statistic meta:table-count="4" meta:image-count="0" meta:object-count="0" meta:page-count="13" meta:paragraph-count="308" meta:word-count="2585" meta:character-count="14369" meta:non-whitespace-character-count="11819"/>
    <meta:template xlink:type="simple" xlink:actuate="onRequest" xlink:title="" xlink:href="../fbeginnerm.odm" meta:date="2016-08-05T19:05:03.242000000"/>
  </office:meta>
</office:document-meta>
</file>